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style:text-underline-style="solid" style:text-underline-width="auto" style:text-underline-color="font-color"/>
    </style:style>
    <style:style style:name="P2" style:family="paragraph" style:parent-style-name="Standard">
      <style:text-properties style:font-name="Verdana" style:text-underline-style="none"/>
    </style:style>
    <style:style style:name="P3" style:family="paragraph" style:parent-style-name="Standard">
      <style:paragraph-properties fo:break-before="page"/>
      <style:text-properties style:font-name="Verdana" style:text-underline-style="solid" style:text-underline-width="auto" style:text-underline-color="font-color"/>
    </style:style>
    <style:style style:name="P4" style:family="paragraph" style:parent-style-name="Standard">
      <style:text-properties style:font-name="Verdana" style:text-underline-style="none"/>
    </style:style>
    <style:style style:name="P5" style:family="paragraph" style:parent-style-name="Standard" style:list-style-name="L1">
      <style:text-properties style:font-name="Verdana" style:text-underline-style="none"/>
    </style:style>
    <style:style style:name="P6" style:family="paragraph" style:parent-style-name="Standard" style:list-style-name="L2">
      <style:text-properties style:font-name="Verdana" style:text-underline-style="none"/>
    </style:style>
    <style:style style:name="P7" style:family="paragraph" style:parent-style-name="Standard" style:list-style-name="L3">
      <style:text-properties style:font-name="Verdana" style:text-underline-style="none"/>
    </style:style>
    <style:style style:name="P8" style:family="paragraph" style:parent-style-name="Standard" style:list-style-name="L4">
      <style:text-properties style:font-name="Verdana" style:text-underline-style="none"/>
    </style:style>
    <style:style style:name="P9" style:family="paragraph" style:parent-style-name="Standard" style:list-style-name="L5">
      <style:text-properties style:font-name="Verdana" style:text-underline-style="none"/>
    </style:style>
    <style:style style:name="P10" style:family="paragraph" style:parent-style-name="Standard" style:list-style-name="L6">
      <style:text-properties style:font-name="Verdana" style:text-underline-style="none"/>
    </style:style>
    <style:style style:name="P11" style:family="paragraph" style:parent-style-name="Standard" style:list-style-name="L7">
      <style:text-properties style:font-name="Verdana" style:text-underline-style="none"/>
    </style:style>
    <style:style style:name="P12" style:family="paragraph" style:parent-style-name="Standard" style:list-style-name="L8">
      <style:text-properties style:font-name="Verdana" style:text-underline-style="none"/>
    </style:style>
    <style:style style:name="P13" style:family="paragraph" style:parent-style-name="Standard" style:list-style-name="L9">
      <style:text-properties style:font-name="Verdana" style:text-underline-style="none"/>
    </style:style>
    <style:style style:name="P14" style:family="paragraph" style:parent-style-name="Standard" style:list-style-name="L10">
      <style:text-properties style:font-name="Verdana" style:text-underline-style="none"/>
    </style:style>
    <style:style style:name="P15" style:family="paragraph" style:parent-style-name="Standard">
      <style:text-properties style:font-name="Verdana" style:text-underline-style="solid" style:text-underline-width="auto" style:text-underline-color="font-color"/>
    </style:style>
    <style:style style:name="P16" style:family="paragraph" style:parent-style-name="Standard">
      <style:paragraph-properties fo:break-before="page"/>
      <style:text-properties style:font-name="Verdana"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endencies</text:p>
      <text:p text:style-name="P1"/>
      <text:list xml:id="list4918210919755667385" text:style-name="L1">
        <text:list-item>
          <text:p text:style-name="P5">Socket.io – Websockets. For communication with the panels in individual therads</text:p>
        </text:list-item>
        <text:list-item>
          <text:p text:style-name="P5">Morgan – Debugging tool</text:p>
        </text:list-item>
        <text:list-item>
          <text:p text:style-name="P5">Moment – Parsing of date and time objects</text:p>
        </text:list-item>
        <text:list-item>
          <text:p text:style-name="P5">body-parser – Parsing the response of API calls</text:p>
        </text:list-item>
        <text:list-item>
          <text:p text:style-name="P5">legacy-encoding – Used to create hex string</text:p>
        </text:list-item>
        <text:list-item>
          <text:p text:style-name="P5">bitwise-xor – Used to carry out XOR operations on hex string</text:p>
        </text:list-item>
        <text:list-item>
          <text:p text:style-name="P5">express – (currently not used). Could be used for web based configuration interface if required.</text:p>
        </text:list-item>
      </text:list>
      <text:p text:style-name="P2"/>
      <text:p text:style-name="P2"/>
      <text:p text:style-name="P3">File Structure</text:p>
      <text:p text:style-name="P1"/>
      <text:p text:style-name="P2">appPuerto.js – Main file that runs to initiate the applications.</text:p>
      <text:p text:style-name="P2"/>
      <text:p text:style-name="P2">Folder Agente -</text:p>
      <text:list xml:id="list5551107920322736440" text:style-name="L2">
        <text:list-item>
          <text:p text:style-name="P6">agente.js – Agent file. Parses and loads the configuration of the application. Sets dynamic timeouts on load for the API calls, and makes and deals with all calls to the API</text:p>
        </text:list-item>
      </text:list>
      <text:p text:style-name="P2"/>
      <text:p text:style-name="P2">Folder Agente/api</text:p>
      <text:list xml:id="list2987469549824681013" text:style-name="L3">
        <text:list-item>
          <text:p text:style-name="P7">config.json – Main application configuration file</text:p>
        </text:list-item>
        <text:list-item>
          <text:p text:style-name="P7">panels.json – Configuration on panels file</text:p>
        </text:list-item>
      </text:list>
      <text:p text:style-name="P2"/>
      <text:p text:style-name="P2">Folder Agente/js</text:p>
      <text:list xml:id="list4943573451316966070" text:style-name="L4">
        <text:list-item>
          <text:p text:style-name="P8">utils.js – Debugging utils</text:p>
        </text:list-item>
      </text:list>
      <text:p text:style-name="P2"/>
      <text:p text:style-name="P2">Folder Agente/js/clases</text:p>
      <text:list xml:id="list4936885384493464044" text:style-name="L5">
        <text:list-item>
          <text:p text:style-name="P9">config.js</text:p>
        </text:list-item>
        <text:list-item>
          <text:p text:style-name="P9">fabricante.js – Object that deals with the encoding and decoding of Hex and binary strings</text:p>
        </text:list-item>
        <text:list-item>
          <text:p text:style-name="P9">panel.js – Panel object. One is created for each panel in the panels.json config file. Deals with all behaviours of the panels.</text:p>
        </text:list-item>
        <text:list-item>
          <text:p text:style-name="P9">Servicios.js – Services object. Deals with the parsing of the required services for display in a panel, from the results of API calls.</text:p>
          <text:p text:style-name="P9"/>
        </text:list-item>
      </text:list>
      <text:p text:style-name="P2">Folder Agente/js/test</text:p>
      <text:list xml:id="list2616170161077880386" text:style-name="L9">
        <text:list-item>
          <text:p text:style-name="P13">Functions for running API with test data</text:p>
        </text:list-item>
      </text:list>
      <text:p text:style-name="P2"/>
      <text:p text:style-name="P2">Folder Agente/js/log</text:p>
      <text:list xml:id="list6826729710560825729" text:style-name="L10">
        <text:list-item>
          <text:p text:style-name="P14">Txt log files are stored here</text:p>
        </text:list-item>
      </text:list>
      <text:p text:style-name="P2"><text:tab/></text:p>
      <text:p text:style-name="P2"/>
      <text:p text:style-name="P2"/>
      <text:p text:style-name="P3">Application Configuration</text:p>
      <text:p text:style-name="P1"/>
      <text:p text:style-name="P2">Application is configured in the file agente/api/config.js</text:p>
      <text:p text:style-name="P2"/>
      <text:p text:style-name="P2">Parametros:</text:p>
      <text:list xml:id="list8658857745302783197" text:style-name="L6">
        <text:list-item>
          <text:p text:style-name="P10">"numeroReintentos" <text:s/>: Number of times to reattempt communication with panels after connection failure, before closing the connection,</text:p>
        </text:list-item>
        <text:list-item>
          <text:p text:style-name="P10">"tiempoEntreReintento": Number of seconds to wait between reattempting connections,</text:p>
        </text:list-item>
        <text:list-item>
          <text:p text:style-name="P10">"tiempoRefresco" <text:s/>: Number of seconds to wait before making a panel status call,</text:p>
        </text:list-item>
        <text:list-item>
          <text:p text:style-name="P10">"tiempoEspera": Number of seconds to wait for an API response before triggering a timeout,</text:p>
        </text:list-item>
        <text:list-item>
          <text:p text:style-name="P10">"debugmode" : 0 = no debugging 1 = debugging,</text:p>
        </text:list-item>
        <text:list-item>
          <text:p text:style-name="P10">"tiempoDeInmediataz" : Number of minutes until a bus arrives to display the immediate arrival symbol,</text:p>
        </text:list-item>
        <text:list-item>
          <text:p text:style-name="P10">"simboloDeInmediataz" : String. The text display for buses immediately arriving</text:p>
        </text:list-item>
      </text:list>
      <text:p text:style-name="P2"/>
      <text:p text:style-name="P2">Panel types: MARQUESINA/INFORMACION</text:p>
      <text:list xml:id="list753858656781699556" text:style-name="L7">
        <text:list-item>
          <text:p text:style-name="P11"><text:s/>"lineasTotal" : Total number of lines in panel,</text:p>
        </text:list-item>
        <text:list-item>
          <text:p text:style-name="P11"><text:s/>"lineasServicios" : Number of lines that can be used for services,</text:p>
        </text:list-item>
        <text:list-item>
          <text:p text:style-name="P11"><text:s/>"numeroUltimosServicios" : Number of services remaining in a day to display the last services message,</text:p>
        </text:list-item>
        <text:list-item>
          <text:p text:style-name="P11"><text:s/>"alturaDeLinea" : Pixel height of a line,</text:p>
        </text:list-item>
        <text:list-item>
          <text:p text:style-name="P11"><text:s/>"longitudDeLinea" : Pixel width of a line,</text:p>
        </text:list-item>
        <text:list-item>
          <text:p text:style-name="P11"><text:s/>"maxCaracteresNombre" : Max number of characters in a service name,</text:p>
        </text:list-item>
        <text:list-item>
          <text:p text:style-name="P11"><text:s/>"maxCaractersTotal" : Max number of characters in a line,</text:p>
        </text:list-item>
        <text:list-item>
          <text:p text:style-name="P11"><text:s/>"colorTexto" : NOTE: STRING "01" = amber, "11" = red</text:p>
        </text:list-item>
        <text:list-item>
          <text:p text:style-name="P11"><text:s/>"velocidadTexto" : NOTE STRING ex "04", - speed of scroll text 01-07</text:p>
        </text:list-item>
        <text:list-item>
          <text:p text:style-name="P11"><text:s/>"alturaTexto" : NOTE STRING ex "07" – height of text</text:p>
        </text:list-item>
      </text:list>
      <text:p text:style-name="P2"/>
      <text:p text:style-name="P2">Texts</text:p>
      <text:list xml:id="list2627695403827153809" text:style-name="L8">
        <text:list-item>
          <text:p text:style-name="P12">"ultimo_servicio" : Text display when on final service of day</text:p>
        </text:list-item>
        <text:list-item>
          <text:p text:style-name="P12"><text:s/>"ultimos_servicios" : Text display when on final services</text:p>
        </text:list-item>
        <text:list-item>
          <text:p text:style-name="P12"><text:s/>"servicios_finalizados" : Text display after all services are finished</text:p>
        </text:list-item>
        <text:list-item>
          <text:p text:style-name="P12"><text:s/>"servicioRetrasado" : Text of delayed services</text:p>
        </text:list-item>
        <text:list-item>
          <text:p text:style-name="P12"><text:s/>"servicioCancelado" : Text of cancelled services</text:p>
        </text:list-item>
        <text:list-item>
          <text:p text:style-name="P12"><text:s/>"simboloRetrasoCancelo" : Symbol of displayed and cancelled services</text:p>
        </text:list-item>
      </text:list>
      <text:p text:style-name="P2"/>
      <text:p text:style-name="P2"/>
      <text:p text:style-name="P3">Panel configuration</text:p>
      <text:p text:style-name="P1"/>
      <text:p text:style-name="P2">Panels are congifured in an array in the file agente/api/panels.json</text:p>
      <text:p text:style-name="P2"/>
      <text:p text:style-name="P2">"id" <text:s text:c="14"/>: panel id in panels array, typically 01-14</text:p>
      <text:p text:style-name="P2">"idpanel" <text:s text:c="9"/>: panel id in the API</text:p>
      <text:p text:style-name="P2">"panel" <text:s text:c="11"/>: Text name of panel</text:p>
      <text:p text:style-name="P2">"ip" <text:s text:c="14"/>: " ip of panel GPRS</text:p>
      <text:p text:style-name="P2">"puerto" <text:s text:c="10"/>: port of panel (4001)</text:p>
      <text:p text:style-name="P2">"inactivo" <text:s text:c="8"/>: true or false</text:p>
      <text:p text:style-name="P2">"type" <text:s text:c="12"/>: "INFORMACION" or "MARQUESINA"</text:p>
      <text:p text:style-name="P2">"horaEnciendo" <text:s text:c="4"/>: ex "06:00" – string in this format. Time panel turns on</text:p>
      <text:p text:style-name="P2">"horaApago" <text:s text:c="7"/>: ex "24:00" – string in this format. Time panel turns off</text:p>
      <text:p text:style-name="P2">"debug" <text:s text:c="11"/>: 0 = no debug 1 = write debug log for this panel</text:p>
      <text:p text:style-name="P2"/>
      <text:p text:style-name="P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8S</meta:editing-duration>
    <meta:editing-cycles>12</meta:editing-cycles>
    <meta:generator>OpenOffice/4.1.2$Win32 OpenOffice.org_project/412m3$Build-9782</meta:generator>
    <dc:date>2017-05-01T19:06:02.16</dc:date>
    <meta:document-statistic meta:table-count="0" meta:image-count="0" meta:object-count="0" meta:page-count="5" meta:paragraph-count="67" meta:word-count="595" meta:character-count="3668"/>
    <meta:user-defined meta:name="Info 1"/>
    <meta:user-defined meta:name="Info 2"/>
    <meta:user-defined meta:name="Info 3"/>
    <meta:user-defined meta:name="Info 4"/>
  </office:meta>
</office:document-meta>
</file>